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/>
    <style:style style:name="T5" style:parent-style-name="Policepardéfaut" style:family="text">
      <style:text-properties style:font-name-complex="Calibri"/>
    </style:style>
    <style:style style:name="T6" style:parent-style-name="Policepardéfaut" style:family="text">
      <style:text-properties style:font-name-asian="Wingdings" style:font-name-complex="Calibri"/>
    </style:style>
    <style:style style:name="T7" style:parent-style-name="Policepardéfaut" style:family="text">
      <style:text-properties style:font-name-complex="Calibri"/>
    </style:style>
    <style:style style:name="T8" style:parent-style-name="Policepardéfaut" style:family="text">
      <style:text-properties style:font-name-complex="Calibri"/>
    </style:style>
    <style:style style:name="P9" style:parent-style-name="Paragraphedeliste" style:family="paragraph">
      <style:text-properties style:font-name-complex="Calibri"/>
    </style:style>
    <style:style style:name="P10" style:parent-style-name="Normal" style:family="paragraph">
      <style:text-properties style:font-name-complex="Calibri"/>
    </style:style>
    <style:style style:name="P11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Screen du statechart : rapport</text:p>
        </text:list-item>
        <text:list-item>
          <text:p text:style-name="P3"><text:s/>(pour les choix de<text:s/>billet,… il faut pouvoir annuler/modifier les paramètres à tout moment avant le paiement)</text:p>
        </text:list-item>
        <text:list-item>
          <text:p text:style-name="P4"><text:span text:style-name="T5">(Paiement en monnaie, il faut vérifier qu’on ait assez de monnaie pour l’argent à rendre !!!<text:s/></text:span><text:span text:style-name="T6"></text:span><text:span text:style-name="T7"><text:s/>si il manque, client choisit : annuler transaction/choisir autre mode d</text:span><text:span text:style-name="T8">e paiement)</text:span></text:p>
        </text:list-item>
      </text:list>
      <text:p text:style-name="P9"/>
      <text:p text:style-name="P10">() = implémentation</text:p>
      <text:p text:style-name="P1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2-14T21:28:00Z</dc:date>
    <meta:template xlink:href="Normal" xlink:type="simple"/>
    <meta:editing-cycles>52</meta:editing-cycles>
    <meta:editing-duration>PT60360S</meta:editing-duration>
    <meta:document-statistic meta:page-count="1" meta:paragraph-count="1" meta:word-count="64" meta:character-count="417" meta:row-count="2" meta:non-whitespace-character-count="354"/>
  </office:meta>
</office:document-meta>
</file>